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fe9d"/>
    </style:style>
    <style:style style:name="T1" style:family="text">
      <style:text-properties officeooo:rsid="0007fe9d"/>
    </style:style>
    <style:style style:name="T2" style:family="text">
      <style:text-properties officeooo:rsid="00089ac8"/>
    </style:style>
    <style:style style:name="T3" style:family="text">
      <style:text-properties officeooo:rsid="000a81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man immunodeficiency virus type 1 (HIV-1) is the causative agent of acquired immune deficiency</text:p>
      <text:p text:style-name="Standard">syndrome (AIDS) and currently affects an estimated 37 million people around the world [1]. In 2017</text:p>
      <text:p text:style-name="P1">alone, HIV-1 contributed to the deaths of <text:span text:style-name="T2">close to 1 million </text:span>people worldwide through AIDS-related illnesses [1]. About 1.8 million people became infected with HIV-1 that same year despite significant improvements in prevention, which highlights the ongoing need for effective methods to block HIV-1 transmission [1] . A major focus of HIV prevention research is the HIV-1 gp120 surface envelope glycoprotein, which enables HIV to bind and enter cells of our immune system <text:span text:style-name="T1">and </text:span>presents a major target of the adaptive immune response [10]. On the exterior of gp120, there are five hypervariable loop regions (V1-V5) characterized by high mutation rates and abundant glycosylation, both of which enable this protein, and HIV as a whole, to elude the adaptive immune response [10]. Changes to the length, composition, and glycosylation level of these gp120 variable loops have been demonstrated to substantially impact HIV-1 transmission rates by modulating sensitivity to mucosal immunity and replicative fitness [6, 8, 9]. Insertion and deletion events (indels) are known to be an important source of variation in the gp120 variable loops that contribute to these changes [10]; however, indels remain a critically understudied mechanism in the evolution of gp120 and the HIV-1 genome as a whole. </text:p>
      <text:p text:style-name="P1"/>
      <text:p text:style-name="P1">I have made significant contributions to addressing this knowledge gap through a phylogenetic analysis</text:p>
      <text:p text:style-name="P1">of over 6,500 anonymized HIV-1 sequences from patients around the world. Using the sampl<text:span text:style-name="T1">e </text:span>collection dates associated with each sequence, I fit a ‘molecular clock’ model to these data that made it possible to rescale the evolutionary histories of the infections back in time. Based on these scaled trees, I was able to reconstruct the rates, lengths and compositions of indels in the five variable loops of gp120, and compared these outputs across seven major evolutionary groups of HIV-1. My findings are completely novel data without precedent in HIV research (manuscript submitted) and represent the first comprehensive survey of indel evolution in gp120 across the HIV-1 subtypes, with significant implications for HIV transmission and pathogenesis [3, 5]. </text:p>
      <text:p text:style-name="P1"/>
      <text:p text:style-name="P1">Having studied the evolutionary accumulation of indels in HIV-1 populations among hosts, my current aim is to extend these phylogenetic techniques to examine indel evolution within hosts using HIV-1 sequence data collected from the same <text:span text:style-name="T3">infected </text:span>individual over time. Analyzing indels using within-host data will enhance the accuracy of indel rate estimations in gp120, as the shorter sampling time intervals will reduce the <text:span text:style-name="T1">effects </text:span>of natural selection acting on indels. I will initially focus this analysis on gp120; however, it will be straightforward to extend this analysis to examine indel evolution across the HIV-1 genome. My next aim is to study the composition and origin of insertion sequences within HIV-1. Although insertions in key regions of the HIV-1 genome have been demonstrated to enhance viral fitness [2, 4, 7], we lack a basic understanding of what factors determine the lengths and composition of insertions. I will address this understudied topic by applying ancestral reconstruction methods to HIV-1 within-host phylogenies, extracting insertion events, and developing a predictive model that best describes their compositions and suggests potential mechanisms as to how they arise. Studying insertion composition and origin has significant implications not only for HIV-1 transmission fitness and immune evasion within gp120, but for other clinical outcomes too, like enhanced HIV-1 infectivity within the gag gene and HIV-1 drug resistance within the reverse transcriptase gene, for example [2, 4, 7]. My work on insertions and deletions <text:span text:style-name="T1">promises to better characterize </text:span>these <text:span text:style-name="T1">understudied adaptive </text:span>mechanisms <text:span text:style-name="T1">of </text:span>HIV-1, and thereby open new areas of research on HIV-1 <text:span text:style-name="T1">transmission</text:span> that may develop measures to slow or prevent the spread of this harmful vir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40:38.839721457</meta:creation-date>
    <dc:date>2019-01-10T13:18:46.662751560</dc:date>
    <meta:editing-duration>PT7M4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29" meta:character-count="4137" meta:non-whitespace-character-count="3512"/>
  </office:meta>
</office:document-meta>
</file>